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Arial, sans-serif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ru" fo:country="RU" officeooo:rsid="0018777c" officeooo:paragraph-rsid="0018777c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language="ru" fo:country="RU" fo:font-weight="bold" officeooo:rsid="0018777c" officeooo:paragraph-rsid="0018777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language="ru" fo:country="RU" fo:font-weight="bold" officeooo:rsid="0018ec00" officeooo:paragraph-rsid="0018ec0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language="ru" fo:country="RU" fo:font-weight="bold" officeooo:rsid="00191cc2" officeooo:paragraph-rsid="00191cc2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fo:font-size="14pt" fo:language="ru" fo:country="RU" officeooo:rsid="0018777c" officeooo:paragraph-rsid="0018777c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language="ru" fo:country="RU" officeooo:rsid="0018777c" officeooo:paragraph-rsid="0018777c" style:font-size-asian="14pt" style:font-size-complex="14pt"/>
    </style:style>
    <style:style style:name="P7" style:family="paragraph" style:parent-style-name="Standard" style:list-style-name="L3">
      <style:paragraph-properties fo:text-align="justify" style:justify-single-word="false"/>
      <style:text-properties style:font-name="Arial" fo:font-size="14pt" fo:language="ru" fo:country="RU" officeooo:rsid="0018777c" officeooo:paragraph-rsid="0018777c" style:font-size-asian="14pt" style:font-size-complex="14pt"/>
    </style:style>
    <style:style style:name="P8" style:family="paragraph" style:parent-style-name="Standard" style:list-style-name="L4">
      <style:paragraph-properties fo:text-align="justify" style:justify-single-word="false"/>
      <style:text-properties style:font-name="Arial" fo:font-size="14pt" fo:language="ru" fo:country="RU" officeooo:rsid="00191cc2" officeooo:paragraph-rsid="00191cc2" style:font-size-asian="14pt" style:font-size-complex="14pt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" fo:font-size="14pt" fo:language="ru" fo:country="RU" officeooo:paragraph-rsid="0018777c" style:font-size-asian="14pt" style:font-size-complex="14pt"/>
    </style:style>
    <style:style style:name="T1" style:family="text">
      <style:text-properties officeooo:rsid="0018777c"/>
    </style:style>
    <style:style style:name="T2" style:family="text">
      <style:text-properties fo:font-variant="normal" fo:text-transform="none" style:font-name="medium-content-serif-font" fo:font-size="15.75pt" fo:letter-spacing="normal" fo:font-style="normal" fo:font-weight="bold"/>
    </style:style>
    <style:style style:name="T3" style:family="text">
      <style:text-properties fo:font-variant="normal" fo:text-transform="none" style:font-name="medium-content-serif-font" fo:font-size="15.75pt" fo:letter-spacing="normal" fo:font-style="normal" fo:font-weight="bold" officeooo:rsid="001e0173"/>
    </style:style>
    <style:style style:name="T4" style:family="text">
      <style:text-properties fo:font-variant="normal" fo:text-transform="none" style:font-name="medium-content-serif-font" fo:letter-spacing="normal" fo:font-style="normal" fo:font-weight="bold"/>
    </style:style>
    <style:style style:name="T5" style:family="text">
      <style:text-properties fo:font-variant="normal" fo:text-transform="none" style:font-name="medium-content-serif-font" fo:letter-spacing="normal" fo:font-style="normal" fo:font-weight="bold" officeooo:rsid="001e0173"/>
    </style:style>
    <style:style style:name="T6" style:family="text">
      <style:text-properties fo:font-variant="normal" fo:text-transform="none" style:font-name="medium-content-serif-font" fo:font-size="15pt" fo:letter-spacing="normal" fo:font-style="normal" fo:font-weight="bold" style:font-size-asian="15pt" style:font-size-complex="15pt"/>
    </style:style>
    <style:style style:name="T7" style:family="text">
      <style:text-properties fo:font-variant="normal" fo:text-transform="none" style:font-name="medium-content-serif-font" fo:font-size="15pt" fo:letter-spacing="normal" fo:font-style="normal" fo:font-weight="bold" officeooo:rsid="001e0173" style:font-size-asian="15pt" style:font-size-complex="15pt"/>
    </style:style>
    <style:style style:name="T8" style:family="text">
      <style:text-properties fo:font-variant="normal" fo:text-transform="none" style:font-name="medium-content-serif-font" fo:font-size="14pt" fo:letter-spacing="normal" fo:font-style="normal" fo:font-weight="bold" style:font-size-asian="14pt" style:font-size-complex="14pt"/>
    </style:style>
    <style:style style:name="T9" style:family="text">
      <style:text-properties fo:font-variant="normal" fo:text-transform="none" style:font-name="medium-content-serif-font" fo:font-size="14pt" fo:letter-spacing="normal" fo:font-style="normal" fo:font-weight="bold" officeooo:rsid="001e0173" style:font-size-asian="14pt" style:font-size-complex="14pt"/>
    </style:style>
    <style:style style:name="T10" style:family="text">
      <style:text-properties fo:font-variant="normal" fo:text-transform="none" style:font-name="medium-content-serif-font" fo:font-size="14pt" fo:letter-spacing="normal" fo:font-style="normal" fo:font-weight="normal" officeooo:rsid="001e0173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font-size="14pt" fo:letter-spacing="normal" fo:font-style="normal" fo:font-weight="bold" officeooo:rsid="001e0173" style:font-size-asian="14pt" style:font-size-complex="14pt"/>
    </style:style>
    <style:style style:name="T12" style:family="text">
      <style:text-properties fo:font-variant="normal" fo:text-transform="none" fo:font-size="14pt" fo:letter-spacing="normal" fo:font-style="normal" fo:font-weight="normal" officeooo:rsid="001e0173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style:font-name="Arial" fo:font-size="14pt" fo:letter-spacing="normal" fo:font-style="normal" fo:font-weight="bold" officeooo:rsid="001e0173" style:font-size-asian="14pt" style:font-size-complex="14pt"/>
    </style:style>
    <style:style style:name="T14" style:family="text">
      <style:text-properties fo:font-variant="normal" fo:text-transform="none" style:font-name="Arial" fo:font-size="14pt" fo:letter-spacing="normal" fo:font-style="normal" fo:font-weight="normal" officeooo:rsid="001e0173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style:font-name="Arial" fo:font-size="14pt" fo:letter-spacing="normal" fo:font-style="normal" fo:font-weight="normal" officeooo:rsid="00217157" style:font-size-asian="14pt" style:font-weight-asian="normal" style:font-size-complex="14pt" style:font-weight-complex="normal"/>
    </style:style>
    <style:style style:name="T16" style:family="text">
      <style:text-properties officeooo:rsid="001e4a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354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 каких ситуациях не нужно писать тесты</text:p>
      <text:list xml:id="list2051323172" text:style-name="L1">
        <text:list-item>
          <text:p text:style-name="P9"><text:span text:style-name="T1">создавая pet проект, не имея планов на его дальнейшее коммерческое использование или распространение</text:span></text:p>
        </text:list-item>
        <text:list-item>
          <text:p text:style-name="P9">созда<text:span text:style-name="T1">вая </text:span>рекламные одностраничники <text:span text:style-name="T1">или что-то другое где нет никакой логики, а только представления</text:span></text:p>
        </text:list-item>
        <text:list-item>
          <text:p text:style-name="P9"><text:span text:style-name="T1">создавая </text:span>статического сайта-визитки <text:span text:style-name="T1">с парой форм</text:span></text:p>
        </text:list-item>
        <text:list-item>
          <text:p text:style-name="P5">создавая какой-то проект где в <text:s/>начале проекта не до конца известно, что именно должно получиться в конце <text:span text:style-name="T16">и будет использоваться всего лишь раз для какой то выставки или чего то подобного, после чего про него все забудут</text:span></text:p>
        </text:list-item>
      </text:list>
      <text:p text:style-name="P6"/>
      <text:p text:style-name="P3">Виды:</text:p>
      <text:list xml:id="list1776650025" text:style-name="L3">
        <text:list-item>
          <text:p text:style-name="P7">Блочное (Unit testing) — тестирование одного модуля в изоляции.</text:p>
        </text:list-item>
        <text:list-item>
          <text:p text:style-name="P7">Интеграционное (Integration Testing) — тестирование группы взаимодействующих модулей. Запускаем, как правило, при мердже веток или объединении больших участков кода.</text:p>
        </text:list-item>
        <text:list-item>
          <text:p text:style-name="P7">тесты пользовательского интерфейса (end to end). <text:s/>Они действуют так же, как конечный пользователь работает с приложением. Запускаем очень редко — несколько раз за проект. Работают очень медленно.</text:p>
        </text:list-item>
      </text:list>
      <text:p text:style-name="P6"/>
      <text:p text:style-name="P4">Подходи:</text:p>
      <text:list xml:id="list2298616295" text:style-name="L4">
        <text:list-item>
          <text:p text:style-name="P8">BDD (что ожидаем) (по сути это как своеобразный план на будущее, что нужно разработать и что мы ожидаем от его работы)</text:p>
        </text:list-item>
        <text:list-item>
          <text:p text:style-name="P8">ТDD (что проверяем)</text:p>
        </text:list-item>
      </text:list>
      <text:p text:style-name="P6"/>
      <text:p text:style-name="P1"><text:span text:style-name="Strong_20_Emphasis"><text:span text:style-name="T13">стабы (stubs) </text:span></text:span><text:span text:style-name="Strong_20_Emphasis"><text:span text:style-name="T14">- заглушка для какого-то внешнего функционала (функция какая ничего не делает)</text:span></text:span></text:p>
      <text:p text:style-name="P1"><text:span text:style-name="Strong_20_Emphasis"><text:span text:style-name="T13">моки (mock) </text:span></text:span><text:span text:style-name="Strong_20_Emphasis"><text:span text:style-name="T14">- заглушка для внешних данных (</text:span></text:span><text:span text:style-name="Strong_20_Emphasis"><text:span text:style-name="T15">объект</text:span></text:span><text:span text:style-name="Strong_20_Emphasis"><text:span text:style-name="T14"> с </text:span></text:span><text:span text:style-name="Strong_20_Emphasis"><text:span text:style-name="T15">заранее</text:span></text:span><text:span text:style-name="Strong_20_Emphasis"><text:span text:style-name="T14"> заготовленными данными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Arial, sans-serif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5:29:05.161362659</meta:creation-date>
    <dc:date>2020-02-12T16:28:48.454399200</dc:date>
    <meta:editing-duration>PT39M2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88" meta:character-count="1263" meta:non-whitespace-character-count="1093"/>
  </office:meta>
</office:document-meta>
</file>